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111cm" svg:height="10.452cm" svg:x="1.061cm" svg:y="28.115cm">
            <draw:object draw:notify-on-update-of-ranges="Arkusz1.H11:Arkusz1.N11 Arkusz1.H22:Arkusz1.N22 Arkusz1.H39:Arkusz1.N39 Arkusz1.H59:Arkusz1.N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08cm" svg:height="10.515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74cm" svg:height="10.628cm" svg:x="54.927cm" svg:y="8.813cm">
            <draw:object draw:notify-on-update-of-ranges="Arkusz1.Z13:Arkusz1.Z18 Arkusz1.AB13:Arkusz1.AB18 Arkusz1.AD13:Arkusz1.A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5.271cm" svg:y="10.671cm">
            <draw:object draw:notify-on-update-of-ranges="Arkusz1.AH13:Arkusz1.AH18 Arkusz1.AL13:Arkusz1.AL18 Arkusz1.AJ13:Arkusz1.AJ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 table:number-rows-repeated="8">
          <table:table-cell table:number-columns-repeated="38"/>
        </table:table-row>
        <table:table-row table:style-name="ro1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Affinity Scheduler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 table:number-columns-repeated="5"/>
          <table:table-cell office:value-type="string" calcext:value-type="string">
            <text:p>Loop 2</text:p>
          </table:table-cell>
          <table:table-cell/>
          <table:table-cell office:value-type="string" calcext:value-type="string">
            <text:p>Loop 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.133682" calcext:value-type="float">
            <text:p>143,133682</text:p>
          </table:table-cell>
          <table:table-cell table:formula="of:=[.$AI$13]/[.AI13]" office:value-type="float" office:value="1" calcext:value-type="float">
            <text:p>1</text:p>
          </table:table-cell>
          <table:table-cell office:value-type="float" office:value="8.340519" calcext:value-type="float">
            <text:p>8,340519</text:p>
          </table:table-cell>
          <table:table-cell table:formula="of:=[.$AK$13]/[.AK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2.726326" calcext:value-type="float">
            <text:p>102,726326</text:p>
          </table:table-cell>
          <table:table-cell table:formula="of:=[.$AI$13]/[.AI14]" office:value-type="float" office:value="1.39334956844461" calcext:value-type="float">
            <text:p>1,3933495684</text:p>
          </table:table-cell>
          <table:table-cell office:value-type="float" office:value="4.103977" calcext:value-type="float">
            <text:p>4,103977</text:p>
          </table:table-cell>
          <table:table-cell table:formula="of:=[.$AK$13]/[.AK14]" office:value-type="float" office:value="2.03230159428281" calcext:value-type="float">
            <text:p>2,0323015943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2.784996" calcext:value-type="float">
            <text:p>72,784996</text:p>
          </table:table-cell>
          <table:table-cell table:formula="of:=[.$AI$13]/[.AI15]" office:value-type="float" office:value="1.96652730461097" calcext:value-type="float">
            <text:p>1,9665273046</text:p>
          </table:table-cell>
          <table:table-cell office:value-type="float" office:value="2.477339" calcext:value-type="float">
            <text:p>2,477339</text:p>
          </table:table-cell>
          <table:table-cell table:formula="of:=[.$AK$13]/[.AK15]" office:value-type="float" office:value="3.36672494156028" calcext:value-type="float">
            <text:p>3,3667249416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.737017" calcext:value-type="float">
            <text:p>25,737017</text:p>
          </table:table-cell>
          <table:table-cell table:formula="of:=[.$AI$13]/[.AI16]" office:value-type="float" office:value="5.56139361449697" calcext:value-type="float">
            <text:p>5,5613936145</text:p>
          </table:table-cell>
          <table:table-cell office:value-type="float" office:value="1.062059" calcext:value-type="float">
            <text:p>1,062059</text:p>
          </table:table-cell>
          <table:table-cell table:formula="of:=[.$AK$13]/[.AK16]" office:value-type="float" office:value="7.85315975854449" calcext:value-type="float">
            <text:p>7,8531597585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" calcext:value-type="float">
            <text:p>0,083</text:p>
          </table:table-cell>
          <table:table-cell table:formula="of:=[.$AA$13]/[.AA17]" office:value-type="float" office:value="11.4457831325301" calcext:value-type="float">
            <text:p>11,4457831325</text:p>
          </table:table-cell>
          <table:table-cell office:value-type="float" office:value="33.35" calcext:value-type="float">
            <text:p>33,35</text:p>
          </table:table-cell>
          <table:table-cell table:formula="of:=[.$AC$13]/[.AC17]" office:value-type="float" office:value="4.10104947526237" calcext:value-type="float">
            <text:p>4,101049475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1.262486" calcext:value-type="float">
            <text:p>21,262486</text:p>
          </table:table-cell>
          <table:table-cell table:formula="of:=[.$AI$13]/[.AI17]" office:value-type="float" office:value="6.73174726605346" calcext:value-type="float">
            <text:p>6,7317472661</text:p>
          </table:table-cell>
          <table:table-cell office:value-type="float" office:value="0.8" calcext:value-type="float">
            <text:p>0,8</text:p>
          </table:table-cell>
          <table:table-cell table:formula="of:=[.$AK$13]/[.AK17]" office:value-type="float" office:value="10.42564875" calcext:value-type="float">
            <text:p>10,4256487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8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8]" office:value-type="float" office:value="4.13702359346642" calcext:value-type="float">
            <text:p>4,13702359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.788752" calcext:value-type="float">
            <text:p>21,788752</text:p>
          </table:table-cell>
          <table:table-cell table:formula="of:=[.$AI$13]/[.AI18]" office:value-type="float" office:value="6.56915467209871" calcext:value-type="float">
            <text:p>6,5691546721</text:p>
          </table:table-cell>
          <table:table-cell office:value-type="float" office:value="0.578553" calcext:value-type="float">
            <text:p>0,578553</text:p>
          </table:table-cell>
          <table:table-cell table:formula="of:=[.$AK$13]/[.AK18]" office:value-type="float" office:value="14.4161710335959" calcext:value-type="float">
            <text:p>14,4161710336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16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16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.00.0000</text:date>, <text:time style:data-style-name="N2" text:time-value="0000-00-00T00:00:03.0837522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1-23T20:48:38.898461182</dc:date>
    <meta:editing-duration>P1DT1H59M29S</meta:editing-duration>
    <meta:editing-cycles>17</meta:editing-cycles>
    <meta:generator>LibreOffice/4.1.3.2$Linux_X86_64 LibreOffice_project/410m0$Build-2</meta:generator>
    <meta:document-statistic meta:table-count="1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2cm" svg:height="10.453cm" xlink:href=".." xlink:type="simple" chart:class="chart:line" chart:style-name="ch1">
        <chart:legend chart:legend-position="end" svg:x="14.207cm" svg:y="4.429cm" style:legend-expansion="high" chart:style-name="ch2"/>
        <chart:plot-area chart:style-name="ch3" table:cell-range-address="Arkusz1.H11:Arkusz1.N11 Arkusz1.H22:Arkusz1.N22 Arkusz1.H39:Arkusz1.N39 Arkusz1.H59:Arkusz1.N59" chart:data-source-has-labels="row" svg:x="1.353cm" svg:y="0.971cm" svg:width="12.17cm" svg:height="8.292cm">
          <chartooo:coordinate-region svg:x="2.265cm" svg:y="1.17cm" svg:width="11.071cm" svg:height="7.446cm"/>
          <chart:axis chart:dimension="x" chart:name="primary-x" chart:style-name="ch4" chartooo:axis-type="auto">
            <chartooo:date-scale/>
            <chart:title svg:x="6.561cm" svg:y="9.472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6.643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class="chart:line">
            <chart:data-point chart:repeated="7"/>
          </chart:series>
          <chart:series chart:style-name="ch9" chart:values-cell-range-address="Arkusz1.H39:Arkusz1.N39" chart:class="chart:line">
            <chart:data-point chart:repeated="7"/>
          </chart:series>
          <chart:series chart:style-name="ch10" chart:values-cell-range-address="Arkusz1.H59:Arkusz1.N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9cm" svg:height="10.516cm" xlink:href=".." xlink:type="simple" chart:class="chart:line" chart:style-name="ch1">
        <chart:legend chart:legend-position="end" svg:x="15.104cm" svg:y="4.461cm" style:legend-expansion="high" chart:style-name="ch2"/>
        <chart:plot-area chart:style-name="ch3" table:cell-range-address="Arkusz1.P11:Arkusz1.V11 Arkusz1.P22:Arkusz1.V22 Arkusz1.P39:Arkusz1.V39 Arkusz1.P59:Arkusz1.V59" chart:data-source-has-labels="row" svg:x="1.371cm" svg:y="0.975cm" svg:width="13.013cm" svg:height="8.35cm">
          <chartooo:coordinate-region svg:x="2.178cm" svg:y="1.174cm" svg:width="12.019cm" svg:height="7.504cm"/>
          <chart:axis chart:dimension="x" chart:name="primary-x" chart:style-name="ch4" chartooo:axis-type="auto">
            <chartooo:date-scale/>
            <chart:title svg:x="7cm" svg:y="9.535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6.676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class="chart:line">
            <chart:data-point chart:repeated="7"/>
          </chart:series>
          <chart:series chart:style-name="ch9" chart:values-cell-range-address="Arkusz1.P39:Arkusz1.V39" chart:class="chart:line">
            <chart:data-point chart:repeated="7"/>
          </chart:series>
          <chart:series chart:style-name="ch10" chart:values-cell-range-address="Arkusz1.P59:Arkusz1.V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55.975">
                <text:p>55.975</text:p>
              </table:table-cell>
              <table:table-cell office:value-type="float" office:value="43.678">
                <text:p>43.678</text:p>
              </table:table-cell>
              <table:table-cell office:value-type="float" office:value="37.608">
                <text:p>37.608</text:p>
              </table:table-cell>
              <table:table-cell office:value-type="float" office:value="35.892">
                <text:p>35.892</text:p>
              </table:table-cell>
              <table:table-cell office:value-type="float" office:value="77.415">
                <text:p>77.415</text:p>
              </table:table-cell>
              <table:table-cell office:value-type="float" office:value="88.159">
                <text:p>88.159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101.397">
                <text:p>101.397</text:p>
              </table:table-cell>
              <table:table-cell office:value-type="float" office:value="101.61">
                <text:p>101.61</text:p>
              </table:table-cell>
              <table:table-cell office:value-type="float" office:value="101.36">
                <text:p>101.36</text:p>
              </table:table-cell>
              <table:table-cell office:value-type="float" office:value="101.396">
                <text:p>101.396</text:p>
              </table:table-cell>
              <table:table-cell office:value-type="float" office:value="101.357">
                <text:p>101.357</text:p>
              </table:table-cell>
              <table:table-cell office:value-type="float" office:value="101.421">
                <text:p>101.421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  <table:table-cell office:value-type="float" office:value="58.076">
                <text:p>58.076</text:p>
              </table:table-cell>
              <table:table-cell office:value-type="float" office:value="52.101">
                <text:p>52.101</text:p>
              </table:table-cell>
              <table:table-cell office:value-type="float" office:value="44.383">
                <text:p>44.383</text:p>
              </table:table-cell>
              <table:table-cell office:value-type="float" office:value="103.183">
                <text:p>103.183</text:p>
              </table:table-cell>
              <table:table-cell office:value-type="float" office:value="101.488">
                <text:p>101.488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75cm" svg:height="10.629cm" xlink:href=".." xlink:type="simple" chart:class="chart:line" chart:style-name="ch1">
        <chart:legend chart:legend-position="end" svg:x="14.7cm" svg:y="4.766cm" style:legend-expansion="high" chart:style-name="ch2"/>
        <chart:plot-area chart:style-name="ch3" table:cell-range-address="Arkusz1.Z13:Arkusz1.Z18 Arkusz1.AB13:Arkusz1.AB18 Arkusz1.AD13:Arkusz1.AD18" chart:data-source-has-labels="column" svg:x="1.37cm" svg:y="0.983cm" svg:width="12.612cm" svg:height="8.453cm">
          <chartooo:coordinate-region svg:x="1.991cm" svg:y="1.182cm" svg:width="11.804cm" svg:height="7.607cm"/>
          <chart:axis chart:dimension="x" chart:name="primary-x" chart:style-name="ch4" chartooo:axis-type="auto">
            <chartooo:date-scale/>
            <chart:title svg:x="6.283cm" svg:y="9.648cm" chart:style-name="ch5">
              <text:p>Number of threads</text:p>
            </chart:title>
            <chart:categories table:cell-range-address="Arkusz1.Z13:Arkusz1.Z18"/>
          </chart:axis>
          <chart:axis chart:dimension="y" chart:name="primary-y" chart:style-name="ch4">
            <chart:title svg:x="0.451cm" svg:y="5.901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8" chart:class="chart:line">
            <chart:data-point chart:repeated="6"/>
          </chart:series>
          <chart:series chart:style-name="ch9" chart:values-cell-range-address="Arkusz1.AD13:Arkusz1.AD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B</text:p>
              </table:table-cell>
              <table:table-cell office:value-type="string">
                <text:p>Kolumna A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777cm" svg:y="3.952cm" style:legend-expansion="high" chart:style-name="ch2"/>
        <chart:plot-area chart:style-name="ch3" table:cell-range-address="Arkusz1.AH13:Arkusz1.AH18 Arkusz1.AL13:Arkusz1.AL18 Arkusz1.AJ13:Arkusz1.AJ18" chart:data-source-has-labels="column" svg:x="0.77cm" svg:y="0.855cm" svg:width="11.367cm" svg:height="7.545cm">
          <chartooo:coordinate-region svg:x="1.391cm" svg:y="1.054cm" svg:width="10.559cm" svg:height="6.699cm"/>
          <chart:axis chart:dimension="x" chart:name="primary-x" chart:style-name="ch4" chartooo:axis-type="auto">
            <chartooo:date-scale/>
            <chart:categories table:cell-range-address="Arkusz1.AH13:Arkusz1.AH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AL13:Arkusz1.AL18" chart:class="chart:line">
            <chart:data-point chart:repeated="6"/>
          </chart:series>
          <chart:series chart:style-name="ch7" chart:values-cell-range-address="Arkusz1.AJ13:Arkusz1.AJ1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L</text:p>
              </table:table-cell>
              <table:table-cell office:value-type="string">
                <text:p>Kolumna AJ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H13:Arkusz1.AH18</svg:desc>
                </draw:g>
              </table:table-cell>
              <table:table-cell office:value-type="float" office:value="1">
                <text:p>1</text:p>
                <draw:g>
                  <svg:desc>Arkusz1.AL13:Arkusz1.AL18</svg:desc>
                </draw:g>
              </table:table-cell>
              <table:table-cell office:value-type="float" office:value="1">
                <text:p>1</text:p>
                <draw:g>
                  <svg:desc>Arkusz1.AJ13:Arkusz1.AJ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3230159428281">
                <text:p>2.03230159428281</text:p>
              </table:table-cell>
              <table:table-cell office:value-type="float" office:value="1.39334956844461">
                <text:p>1.393349568444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6672494156028">
                <text:p>3.36672494156028</text:p>
              </table:table-cell>
              <table:table-cell office:value-type="float" office:value="1.96652730461097">
                <text:p>1.966527304610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5315975854449">
                <text:p>7.85315975854449</text:p>
              </table:table-cell>
              <table:table-cell office:value-type="float" office:value="5.56139361449697">
                <text:p>5.5613936144969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42564875">
                <text:p>10.42564875</text:p>
              </table:table-cell>
              <table:table-cell office:value-type="float" office:value="6.73174726605346">
                <text:p>6.731747266053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4161710335959">
                <text:p>14.4161710335959</text:p>
              </table:table-cell>
              <table:table-cell office:value-type="float" office:value="6.56915467209871">
                <text:p>6.56915467209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